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pitch="fixed"/>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arlito" officeooo:rsid="00048b47" officeooo:paragraph-rsid="00048b47"/>
    </style:style>
    <style:style style:name="P2" style:family="paragraph" style:parent-style-name="Standard">
      <style:text-properties style:font-name="Carlito" officeooo:rsid="0008e1a4" officeooo:paragraph-rsid="0008e1a4"/>
    </style:style>
    <style:style style:name="P3" style:family="paragraph" style:parent-style-name="Standard">
      <style:text-properties style:font-name="Carlito" fo:font-size="14pt" fo:font-weight="bold" officeooo:rsid="0008e1a4" officeooo:paragraph-rsid="0008e1a4" style:font-size-asian="14pt" style:font-weight-asian="bold" style:font-size-complex="14pt" style:font-weight-complex="bold"/>
    </style:style>
    <style:style style:name="P4" style:family="paragraph" style:parent-style-name="Standard">
      <style:text-properties style:font-name="Carlito" fo:font-size="14pt" fo:font-weight="bold" officeooo:rsid="000e7138" officeooo:paragraph-rsid="000e7138"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Carlito" fo:font-size="16pt" fo:font-weight="bold" officeooo:rsid="000e7138" officeooo:paragraph-rsid="000e7138" style:font-size-asian="14pt" style:font-weight-asian="bold" style:font-size-complex="16pt" style:font-weight-complex="bold"/>
    </style:style>
    <style:style style:name="P6" style:family="paragraph" style:parent-style-name="Standard">
      <style:text-properties style:font-name="Bitstream Vera Sans Mono" officeooo:rsid="00048b47" officeooo:paragraph-rsid="00048b47"/>
    </style:style>
    <style:style style:name="P7" style:family="paragraph" style:parent-style-name="Standard">
      <style:text-properties style:font-name="Bitstream Vera Sans Mono" officeooo:rsid="00048b47" officeooo:paragraph-rsid="0008e1a4"/>
    </style:style>
    <style:style style:name="P8" style:family="paragraph" style:parent-style-name="Standard">
      <style:text-properties style:font-name="Bitstream Vera Sans Mono" officeooo:rsid="00059555" officeooo:paragraph-rsid="0008e1a4"/>
    </style:style>
    <style:style style:name="P9" style:family="paragraph" style:parent-style-name="Standard">
      <style:text-properties style:font-name="Bitstream Vera Sans Mono" officeooo:rsid="00062c75" officeooo:paragraph-rsid="00062c75"/>
    </style:style>
    <style:style style:name="P10" style:family="paragraph" style:parent-style-name="Standard">
      <style:text-properties style:font-name="Bitstream Vera Sans Mono" officeooo:rsid="00062c75" officeooo:paragraph-rsid="00059555"/>
    </style:style>
    <style:style style:name="P11" style:family="paragraph" style:parent-style-name="Standard">
      <style:text-properties style:font-name="Bitstream Vera Sans Mono" officeooo:rsid="00062c75" officeooo:paragraph-rsid="00091a08"/>
    </style:style>
    <style:style style:name="P12" style:family="paragraph">
      <loext:graphic-properties draw:fill="none" draw:fill-color="#ffffff"/>
      <style:text-properties style:font-name="Carlito"/>
    </style:style>
    <style:style style:name="P13" style:family="paragraph">
      <loext:graphic-properties draw:fill="none" draw:fill-color="#ffffff"/>
      <style:text-properties style:font-name="Carlito" fo:font-weight="bold" style:font-weight-asian="bold" style:font-weight-complex="bold"/>
    </style:style>
    <style:style style:name="P14" style:family="paragraph">
      <style:paragraph-properties fo:text-align="center"/>
      <style:text-properties fo:font-size="12pt"/>
    </style:style>
    <style:style style:name="P15" style:family="paragraph">
      <style:paragraph-properties fo:text-align="center"/>
    </style:style>
    <style:style style:name="P16" style:family="paragraph">
      <loext:graphic-properties draw:fill="none" draw:fill-color="#ffffff"/>
      <style:text-properties style:font-name="Carlito" fo:font-size="14pt" style:font-size-asian="14pt" style:font-size-complex="14pt"/>
    </style:style>
    <style:style style:name="T1" style:family="text">
      <style:text-properties style:font-name="Carlito" fo:font-size="14pt" fo:font-weight="bold" style:font-size-asian="14pt" style:font-weight-asian="bold" style:font-size-complex="14pt" style:font-weight-complex="bold"/>
    </style:style>
    <style:style style:name="T2" style:family="text">
      <style:text-properties style:font-name="Carlito"/>
    </style:style>
    <style:style style:name="T3" style:family="text">
      <style:text-properties style:font-name="Carlito" fo:font-weight="normal" style:font-weight-asian="normal" style:font-weight-complex="normal"/>
    </style:style>
    <style:style style:name="T4" style:family="text">
      <style:text-properties style:font-name="Carlito" fo:font-size="14pt" style:font-size-asian="14pt" style:font-size-complex="14pt"/>
    </style:style>
    <style:style style:name="gr1" style:family="graphic">
      <style:graphic-properties draw:stroke="solid" svg:stroke-width="0.101cm" svg:stroke-color="#000000" draw:marker-start-width="0.649cm" draw:marker-end-width="0.649cm" draw:fill="none" draw:fill-color="#ffffff" fo:min-height="3.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1cm" svg:stroke-color="#000000" draw:marker-start-width="0.649cm" draw:marker-end-width="0.649cm" draw:fill="none" draw:fill-color="#ffffff" fo:min-height="4.02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000000" draw:marker-start-width="0.649cm" draw:marker-end-width="0.649cm" draw:fill="none" draw:fill-color="#ffffff" fo:min-height="3.60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draw:marker-start="Circle" draw:marker-start-width="0.4cm" draw:marker-end="Arrow" draw:marker-end-width="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ilo_prestito_libri</text:p>
      <text:p text:style-name="P1"/>
      <text:p text:style-name="P1"/>
      <text:p text:style-name="P2"/>
      <text:p text:style-name="P4">EER Diagram</text:p>
      <text:p text:style-name="P1"/>
      <text:p text:style-name="P1"><draw:frame text:anchor-type="paragraph" draw:z-index="0" draw:name="Forma3" draw:style-name="gr1" draw:text-style-name="P12" svg:width="3.255cm" svg:height="3.599cm" svg:x="12.813cm" svg:y="0.377cm"><draw:text-box><text:p><text:span text:style-name="T1"><text:s/></text:span><text:span text:style-name="T1">t</text:span><text:span text:style-name="T1">_</text:span><text:span text:style-name="T1">l</text:span><text:span text:style-name="T1">i</text:span><text:span text:style-name="T1">b</text:span><text:span text:style-name="T1">r</text:span><text:span text:style-name="T1">i</text:span></text:p><text:p><text:span text:style-name="T2"><text:s/></text:span><text:span text:style-name="T2"><text:s/></text:span><text:span text:style-name="T2">i</text:span><text:span text:style-name="T2">d</text:span><text:span text:style-name="T2">_</text:span><text:span text:style-name="T2">l</text:span><text:span text:style-name="T2">i</text:span><text:span text:style-name="T2">b</text:span><text:span text:style-name="T2">r</text:span><text:span text:style-name="T2">o</text:span><text:span text:style-name="T2"><text:tab/></text:span><text:span text:style-name="T2">P</text:span><text:span text:style-name="T2">K</text:span></text:p><text:p><text:span text:style-name="T2"><text:s/></text:span><text:span text:style-name="T2"><text:s/></text:span><text:span text:style-name="T2">t</text:span><text:span text:style-name="T2">i</text:span><text:span text:style-name="T2">t</text:span><text:span text:style-name="T2">o</text:span><text:span text:style-name="T2">l</text:span><text:span text:style-name="T2">o</text:span></text:p><text:p><text:span text:style-name="T2"><text:s/></text:span><text:span text:style-name="T2"><text:s/></text:span><text:span text:style-name="T2">a</text:span><text:span text:style-name="T2">u</text:span><text:span text:style-name="T2">t</text:span><text:span text:style-name="T2">o</text:span><text:span text:style-name="T2">r</text:span><text:span text:style-name="T2">e</text:span></text:p><text:p><text:span text:style-name="T2"><text:s/></text:span><text:span text:style-name="T2"><text:s/></text:span><text:span text:style-name="T2">c</text:span><text:span text:style-name="T2">a</text:span><text:span text:style-name="T2">s</text:span><text:span text:style-name="T2">a</text:span><text:span text:style-name="T2">_</text:span><text:span text:style-name="T2">e</text:span><text:span text:style-name="T2">d</text:span><text:span text:style-name="T2">i</text:span><text:span text:style-name="T2">t</text:span><text:span text:style-name="T2">r</text:span><text:span text:style-name="T2">i</text:span><text:span text:style-name="T2">c</text:span><text:span text:style-name="T2">e</text:span></text:p><text:p><text:span text:style-name="T2"><text:s/></text:span><text:span text:style-name="T2"><text:s/></text:span><text:span text:style-name="T2">c</text:span><text:span text:style-name="T2">o</text:span><text:span text:style-name="T2">d</text:span><text:span text:style-name="T2">_</text:span><text:span text:style-name="T2">i</text:span><text:span text:style-name="T2">s</text:span><text:span text:style-name="T2">b</text:span><text:span text:style-name="T2">n</text:span></text:p></draw:text-box></draw:frame><draw:frame text:anchor-type="paragraph" draw:z-index="1" draw:name="Forma1" draw:style-name="gr2" draw:text-style-name="P13" svg:width="3.335cm" svg:height="4.121cm" svg:x="0.219cm" svg:y="0.457cm"><draw:text-box><text:p><text:span text:style-name="T1"><text:s/></text:span><text:span text:style-name="T1">t</text:span><text:span text:style-name="T1">_</text:span><text:span text:style-name="T1">b</text:span><text:span text:style-name="T1">i</text:span><text:span text:style-name="T1">m</text:span><text:span text:style-name="T1">b</text:span><text:span text:style-name="T1">i</text:span></text:p><text:p><text:span text:style-name="T3"><text:s/></text:span><text:span text:style-name="T3"><text:s/></text:span><text:span text:style-name="T3">i</text:span><text:span text:style-name="T3">d</text:span><text:span text:style-name="T3">_</text:span><text:span text:style-name="T3">b</text:span><text:span text:style-name="T3">i</text:span><text:span text:style-name="T3">m</text:span><text:span text:style-name="T3">b</text:span><text:span text:style-name="T3">o</text:span><text:span text:style-name="T3"><text:tab/></text:span><text:span text:style-name="T3">P</text:span><text:span text:style-name="T3">K</text:span></text:p><text:p><text:span text:style-name="T3"><text:s/></text:span><text:span text:style-name="T3"><text:s/></text:span><text:span text:style-name="T3">c</text:span><text:span text:style-name="T3">o</text:span><text:span text:style-name="T3">g</text:span><text:span text:style-name="T3">n</text:span><text:span text:style-name="T3">o</text:span><text:span text:style-name="T3">m</text:span><text:span text:style-name="T3">e</text:span></text:p><text:p><text:span text:style-name="T3"><text:s/></text:span><text:span text:style-name="T3"><text:s/></text:span><text:span text:style-name="T3">n</text:span><text:span text:style-name="T3">o</text:span><text:span text:style-name="T3">m</text:span><text:span text:style-name="T3">e</text:span></text:p><text:p><text:span text:style-name="T3"><text:s/></text:span><text:span text:style-name="T3"><text:s/></text:span><text:span text:style-name="T3">d</text:span><text:span text:style-name="T3">a</text:span><text:span text:style-name="T3">t</text:span><text:span text:style-name="T3">a</text:span><text:span text:style-name="T3">_</text:span><text:span text:style-name="T3">n</text:span><text:span text:style-name="T3">a</text:span><text:span text:style-name="T3">s</text:span><text:span text:style-name="T3">c</text:span></text:p><text:p><text:span text:style-name="T3"><text:s/></text:span><text:span text:style-name="T3"><text:s/></text:span><text:span text:style-name="T3">t</text:span><text:span text:style-name="T3">e</text:span><text:span text:style-name="T3">l</text:span><text:span text:style-name="T3">e</text:span><text:span text:style-name="T3">f</text:span><text:span text:style-name="T3">o</text:span><text:span text:style-name="T3">n</text:span><text:span text:style-name="T3">o</text:span></text:p><text:p><text:span text:style-name="T3"><text:s/></text:span><text:span text:style-name="T3"><text:s/></text:span><text:span text:style-name="T3">e</text:span><text:span text:style-name="T3">m</text:span><text:span text:style-name="T3">a</text:span><text:span text:style-name="T3">i</text:span><text:span text:style-name="T3">l</text:span></text:p></draw:text-box></draw:frame></text:p>
      <text:p text:style-name="P1"><draw:frame text:anchor-type="paragraph" draw:z-index="6" draw:name="Forma8" draw:style-name="gr6" draw:text-style-name="P16" svg:width="0.874cm" svg:height="0.821cm" svg:x="3.844cm" svg:y="0.178cm"><draw:text-box><text:p><text:span text:style-name="T4">1</text:span></text:p></draw:text-box></draw:frame><draw:frame text:anchor-type="paragraph" draw:z-index="9" draw:name="Forma8" draw:style-name="gr6" draw:text-style-name="P16" svg:width="0.874cm" svg:height="0.821cm" svg:x="12.231cm" svg:y="0.046cm"><draw:text-box><text:p><text:span text:style-name="T4">1</text:span></text:p></draw:text-box></draw:frame></text:p>
      <text:p text:style-name="P1"><draw:line text:anchor-type="paragraph" draw:z-index="3" draw:name="Forma4" draw:style-name="gr4" draw:text-style-name="P14" svg:x1="0.219cm" svg:y1="0.085cm" svg:x2="3.553cm" svg:y2="0.085cm"><text:p/></draw:line><draw:line text:anchor-type="paragraph" draw:z-index="5" draw:name="Forma7" draw:style-name="gr5" draw:text-style-name="P15" svg:x1="3.552cm" svg:y1="0.349cm" svg:x2="6.489cm" svg:y2="3.55cm"><text:p/></draw:line><draw:line text:anchor-type="paragraph" draw:z-index="8" draw:name="Forma7" draw:style-name="gr5" draw:text-style-name="P15" svg:x1="12.812cm" svg:y1="0.164cm" svg:x2="9.902cm" svg:y2="3.048cm"><text:p/></draw:line><draw:line text:anchor-type="paragraph" draw:z-index="11" draw:name="Forma5" draw:style-name="gr4" draw:text-style-name="P15" svg:x1="12.813cm" svg:y1="0.002cm" svg:x2="16.067cm" svg:y2="0.002cm"><text:p/></draw:line></text:p>
      <text:p text:style-name="P1"/>
      <text:p text:style-name="P1"><draw:frame text:anchor-type="paragraph" draw:z-index="2" draw:name="Forma2" draw:style-name="gr3" draw:text-style-name="P12" svg:width="3.414cm" svg:height="3.705cm" svg:x="6.489cm" svg:y="0.506cm"><draw:text-box><text:p><text:span text:style-name="T1"><text:s/></text:span><text:span text:style-name="T1">t_prestiti</text:span></text:p><text:p><text:span text:style-name="T2"><text:s text:c="2"/></text:span><text:span text:style-name="T2">id_prestito</text:span><text:span text:style-name="T2"><text:tab/></text:span><text:span text:style-name="T2">PK</text:span></text:p><text:p><text:span text:style-name="T2"><text:s text:c="2"/></text:span><text:span text:style-name="T2">id_libro</text:span><text:span text:style-name="T2"><text:tab/></text:span><text:span text:style-name="T2">FK</text:span></text:p><text:p><text:span text:style-name="T2"><text:s text:c="2"/></text:span><text:span text:style-name="T2">id_bimbo</text:span><text:span text:style-name="T2"><text:tab/></text:span><text:span text:style-name="T2">FK</text:span></text:p><text:p><text:span text:style-name="T2"><text:s text:c="2"/></text:span><text:span text:style-name="T2">data_preso</text:span></text:p><text:p><text:span text:style-name="T2"><text:s text:c="2"/></text:span><text:span text:style-name="T2">data_restituito</text:span></text:p></draw:text-box></draw:frame></text:p>
      <text:p text:style-name="P1"><draw:frame text:anchor-type="paragraph" draw:z-index="10" draw:name="Forma8" draw:style-name="gr6" draw:text-style-name="P16" svg:width="0.874cm" svg:height="0.821cm" svg:x="10.035cm" svg:y="0.439cm"><draw:text-box><text:p><text:span text:style-name="T4">n</text:span></text:p></draw:text-box></draw:frame></text:p>
      <text:p text:style-name="P1"><draw:line text:anchor-type="paragraph" draw:z-index="4" draw:name="Forma5" draw:style-name="gr4" draw:text-style-name="P15" svg:x1="6.489cm" svg:y1="0.134cm" svg:x2="9.902cm" svg:y2="0.134cm"><text:p/></draw:line><draw:frame text:anchor-type="paragraph" draw:z-index="7" draw:name="Forma8" draw:style-name="gr6" draw:text-style-name="P16" svg:width="0.874cm" svg:height="0.821cm" svg:x="6.013cm" svg:y="0.319cm"><draw:text-box><text:p><text:span text:style-name="T4">n</text:span></text:p></draw:text-box></draw:frame></text:p>
      <text:p text:style-name="P1"/>
      <text:p text:style-name="P1"/>
      <text:p text:style-name="P1"/>
      <text:p text:style-name="P1"/>
      <text:p text:style-name="P1"/>
      <text:p text:style-name="P1"/>
      <text:p text:style-name="P1"/>
      <text:p text:style-name="P1"/>
      <text:p text:style-name="P1"/>
      <text:p text:style-name="P1"/>
      <text:p text:style-name="P3">Esempio inserimento libro:</text:p>
      <text:p text:style-name="P7">INSERT INTO t_libri (</text:p>
      <text:p text:style-name="P7"><text:tab/><text:tab/>titolo, </text:p>
      <text:p text:style-name="P7"><text:tab/><text:tab/>autore, </text:p>
      <text:p text:style-name="P7"><text:tab/><text:tab/>casa_editrice, </text:p>
      <text:p text:style-name="P7"><text:tab/><text:tab/>cod_isbn) </text:p>
      <text:p text:style-name="P7"><text:tab/>VALUES (</text:p>
      <text:p text:style-name="P7"><text:tab/><text:tab/>'Favole', </text:p>
      <text:p text:style-name="P7"><text:tab/><text:tab/>'Esopo', </text:p>
      <text:p text:style-name="P7"><text:tab/><text:tab/>'La Scuola', </text:p>
      <text:p text:style-name="P7"><text:tab/><text:tab/>'8825571942');</text:p>
      <text:p text:style-name="P6"/>
      <text:p text:style-name="P6"/>
      <text:p text:style-name="P6"/>
      <text:p text:style-name="P3">Esempio aggiornamento bimbo:</text:p>
      <text:p text:style-name="P8">UPDATE t_bimbi SET </text:p>
      <text:p text:style-name="P8"><text:tab/><text:tab/>data_nasc='2001-06-10', </text:p>
      <text:p text:style-name="P8"><text:tab/><text:tab/>telefono='1234567890' </text:p>
      <text:p text:style-name="P8"><text:tab/>WHERE id_bimbo=2;</text:p>
      <text:p text:style-name="P10"/>
      <text:p text:style-name="P9"/>
      <text:p text:style-name="P9"/>
      <text:p text:style-name="P9"/>
      <text:p text:style-name="P3">Esempio eliminazione prestito:</text:p>
      <text:p text:style-name="P11">DELETE FROM t_prestiti</text:p>
      <text:p text:style-name="P11"><text:tab/>WHERE id_prestito=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pitch="fixed"/>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3:22:20.034203246</meta:creation-date>
    <meta:generator>LibreOffice/5.2.7.2$Linux_X86_64 LibreOffice_project/20m0$Build-2</meta:generator>
    <dc:date>2019-04-04T15:50:35.373415351</dc:date>
    <meta:editing-duration>PT1H20M36S</meta:editing-duration>
    <meta:editing-cycles>13</meta:editing-cycles>
    <meta:document-statistic meta:table-count="0" meta:image-count="0" meta:object-count="0" meta:page-count="1" meta:paragraph-count="21" meta:word-count="39" meta:character-count="378" meta:non-whitespace-character-count="327"/>
  </office:meta>
</office:document-meta>
</file>